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1c49d"/>
    </style:style>
    <style:style style:name="P2" style:family="paragraph" style:parent-style-name="Standard">
      <style:text-properties officeooo:rsid="0011c49d" officeooo:paragraph-rsid="0011c49d"/>
    </style:style>
    <style:style style:name="P3" style:family="paragraph" style:parent-style-name="Standard">
      <style:text-properties officeooo:rsid="0014ab98" officeooo:paragraph-rsid="0014ab98"/>
    </style:style>
    <style:style style:name="P4" style:family="paragraph" style:parent-style-name="Standard">
      <style:text-properties officeooo:rsid="0014ab98" officeooo:paragraph-rsid="0014ab98" fo:background-color="#ffff00"/>
    </style:style>
    <style:style style:name="P5" style:family="paragraph" style:parent-style-name="Standard">
      <style:text-properties fo:font-weight="normal" officeooo:rsid="0014ab98" officeooo:paragraph-rsid="0014ab98" style:font-weight-asian="normal" style:font-weight-complex="normal"/>
    </style:style>
    <style:style style:name="P6" style:family="paragraph" style:parent-style-name="Standard">
      <style:text-properties fo:font-weight="normal" officeooo:rsid="0015e84e" officeooo:paragraph-rsid="0015e84e" style:font-weight-asian="normal" style:font-weight-complex="normal"/>
    </style:style>
    <style:style style:name="P7" style:family="paragraph" style:parent-style-name="Standard">
      <style:text-properties fo:font-weight="normal" officeooo:rsid="0014ab98" officeooo:paragraph-rsid="0014ab98" fo:background-color="#ffff00" style:font-weight-asian="normal" style:font-weight-complex="normal"/>
    </style:style>
    <style:style style:name="T1" style:family="text">
      <style:text-properties fo:language="en" fo:country="none" fo:font-style="italic"/>
    </style:style>
    <style:style style:name="T2" style:family="text">
      <style:text-properties fo:font-weight="bold" style:font-weight-asian="bold" style:font-weight-complex="bold"/>
    </style:style>
    <style:style style:name="T3" style:family="text">
      <style:text-properties fo:background-color="#ffff00" loext:char-shading-value="0"/>
    </style:style>
    <style:style style:name="T4" style:family="text">
      <style:text-properties fo:font-weight="normal" style:font-weight-asian="normal" style:font-weight-complex="normal"/>
    </style:style>
    <style:style style:name="T5" style:family="text">
      <style:text-properties fo:font-weight="normal" fo:background-color="#ffff00" loext:char-shading-value="0" style:font-weight-asian="normal" style:font-weight-complex="normal"/>
    </style:style>
    <style:style style:name="T6" style:family="text">
      <style:text-properties officeooo:rsid="0016535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nn man ein Programm schreibt, gibt es eine Sache, die mal als Ersteller sets im Hinterkopf behalten sollte: Der Benutzer muss das Programm irgendwie bedienen können. Um dieses "irgendwie" durch ein "gut" ersetzen zu können wurde die GUI (<text:span text:style-name="T1">graphical user interface</text:span> , zu deutsch: grafische Benutzeroberfläche) entwickelt. Ihr Vorteil ist, dass der Benutzer schlussendlich nur ein paar Knöpfe drücken muss, und das Programm macht, was es soll. Außerdem sieht es in den meisten Fällen schicker aus, als eine Konsole.</text:p>
      <text:p text:style-name="P2">(dies für erklärung des gui begriffes nutzen.</text:p>
      <text:p text:style-name="P1"><text:line-break/></text:p>
      <text:p text:style-name="P3">Begriffserklärung für Glossar:</text:p>
      <text:p text:style-name="P3"><text:span text:style-name="T3">-Substitution:</text:span> schon da.</text:p>
      <text:p text:style-name="P4">-pseudozufall:</text:p>
      <text:p text:style-name="P3">Mit dem Begriff Pseudozufall bezeichnet man Ereignisse, welche auf den ersten Blick zufällig scheinen, jedoch auf reproduzierbaren </text:p>
      <text:p text:style-name="P3">Parametern basieren und somit nachberechenbar sind. So handelt es sich zum Beispiel bei einem Programm zur Generierung von Zufallszahlen um einen Pseudo-</text:p>
      <text:p text:style-name="P3">zufallsgenerator. Dies hat zur Folge, dass Regelmäßigkeiten in den "Zufallszahlen" auftreten. Je besser ein Generator ist, desto weniger Regelmäßigkeiten treten auf.</text:p>
      <text:p text:style-name="P3">Verwendet man ein Pseudozufälliges Passwort, so ist es einem Angreifer möglich, diese Regelmäßigkeiten auszunutzen und die Verschlüsselung zu brechen. Um diese Problematik zu</text:p>
      <text:p text:style-name="P3">umgehen greift man auf hohem Sicherheitsniveau z.B. auf physikalische Zufallsgeneratoren zurück.</text:p>
      <text:p text:style-name="P3"><text:span text:style-name="T3">-blockchiffre:</text:span><text:span text:style-name="T2"> FEHLT</text:span></text:p>
      <text:p text:style-name="P4"><text:span text:style-name="T2">-</text:span><text:span text:style-name="T4">Bit</text:span></text:p>
      <text:p text:style-name="P5">unter einem Bit versteht man eine Ziffer im Dualsystem, d.h. sie kann den Wert 0 oder 1 annehmen. Bits werden verwendet, um Informationen darzustellen oder weiter zu geben.</text:p>
      <text:p text:style-name="P5">So kann z.B. in der Elektrotechnik 1 <text:s/>Strom und 0 keinen Strom bedeuten. Werden größere Informationsmengen bearbeitet, greift man auf die Bezeichnung Bytes zurück. Ein Byte</text:p>
      <text:p text:style-name="P5">entspricht 8 Bit, also acht Stelle, die jeweils 0 oder 1 sein können. Für größere Mengen werden entsprechend KiloByte(KB), MegaByte(MB), Gigabyte(GB) und Terabyte(TB) verwendet.</text:p>
      <text:p text:style-name="P5">Innerhalb dieser Kette, die noch länger Vortläuft, handelt es sich bei jeder neuen Einheit um eine Vergrößerung mit den Faktor Tausend.</text:p>
      <text:p text:style-name="P7">-modulo:</text:p>
      <text:p text:style-name="P5">Modulo Rechnug:</text:p>
      <text:p text:style-name="P5">Unter dem mathematischen Operator Modulo versteht man die Division mit Rest. D.h. es wird Überprüft, wie oft der Divisor vollständig in den Dividend passt. Das Ergebnis der Modulo-</text:p>
      <text:p text:style-name="P5">rechnung ist die Differenz zwischen dem Dividend und der Summe des hineinpassenden Divisors. </text:p>
      <text:p text:style-name="P5">Beispielrechnung: </text:p>
      <text:p text:style-name="P5">17 mod 5 </text:p>
      <text:p text:style-name="P5">Die 5 passt 3 mal vollständig in die 17</text:p>
      <text:p text:style-name="P5">3*5= 15</text:p>
      <text:p text:style-name="P5">-&gt; 17 mod 5 = 17-15 = 2</text:p>
      <text:p text:style-name="P3"><text:span text:style-name="T5">-Chiper:</text:span><text:span text:style-name="T4"> </text:span><text:span text:style-name="T2">FEHLT </text:span></text:p>
      <text:p text:style-name="P3"><text:span text:style-name="T5">-hash:</text:span><text:span text:style-name="T4"> schon da</text:span></text:p>
      <text:p text:style-name="P7">-GUI </text:p>
      <text:p text:style-name="P6">Der Begriff GUI steht für Graficl User Interface und bedeutet somit soviel wie grafische Beutzeroberfläche. <text:span text:style-name="T6">Es dient hauptsächlich der vereinfachten Benutzung einers Programms. Anstatt Befehle in die Konslo zu tippen, kann er es so z.B. durch das Verwenden von Knoepfen und Textfeldern verwenden. Desweiteren kann durch ein ansprechend gestaltetes GUI eien bestimmte Atmosspäre geschaffen werden(#manklingtdasschwul, da worte ändern)</text:span></text:p>
      <text:p text:style-name="P3"><text:span text:style-name="T5">-SHA3</text:span><text:span text:style-name="T4">:</text:span><text:span text:style-name="T2"> FEHLT</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5M35S</meta:editing-duration>
    <meta:editing-cycles>9</meta:editing-cycles>
    <meta:generator>LibreOffice/4.3.6.2$Windows_x86 LibreOffice_project/d50a87b2e514536ed401c18000dad4660b6a169e</meta:generator>
    <dc:date>2015-05-12T22:06:58.135000000</dc:date>
    <meta:document-statistic meta:table-count="0" meta:image-count="0" meta:object-count="0" meta:page-count="1" meta:paragraph-count="31" meta:word-count="422" meta:character-count="2898" meta:non-whitespace-character-count="2498"/>
    <meta:user-defined meta:name="Info 1"/>
    <meta:user-defined meta:name="Info 2"/>
    <meta:user-defined meta:name="Info 3"/>
    <meta:user-defined meta:name="Info 4"/>
  </office:meta>
</office:document-meta>
</file>